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en" fo:country="US" officeooo:paragraph-rsid="0005d9e1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2pt" fo:language="en" fo:country="US" officeooo:paragraph-rsid="0005d9e1" style:font-size-asian="10.5pt" style:font-size-complex="12pt"/>
    </style:style>
    <style:style style:name="P3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Text_20_body">
      <style:text-properties fo:language="en" fo:country="US" officeooo:paragraph-rsid="0007d5b4"/>
    </style:style>
    <style:style style:name="P5" style:family="paragraph" style:parent-style-name="Text_20_body">
      <style:text-properties fo:language="en" fo:country="US" officeooo:paragraph-rsid="000b7fe5"/>
    </style:style>
    <style:style style:name="P6" style:family="paragraph" style:parent-style-name="Text_20_body" style:list-style-name="L1">
      <style:text-properties fo:language="en" fo:country="US" officeooo:paragraph-rsid="000b7fe5"/>
    </style:style>
    <style:style style:name="P7" style:family="paragraph" style:parent-style-name="Text_20_body">
      <style:text-properties officeooo:paragraph-rsid="000d653a"/>
    </style:style>
    <style:style style:name="P8" style:family="paragraph" style:parent-style-name="Text_20_body">
      <style:text-properties officeooo:paragraph-rsid="00106daf"/>
    </style:style>
    <style:style style:name="P9" style:family="paragraph" style:parent-style-name="Heading_20_1">
      <style:text-properties fo:language="en" fo:country="US" officeooo:paragraph-rsid="0005d9e1"/>
    </style:style>
    <style:style style:name="P10" style:family="paragraph" style:parent-style-name="Heading_20_1">
      <style:text-properties officeooo:paragraph-rsid="000d653a"/>
    </style:style>
    <style:style style:name="T1" style:family="text">
      <style:text-properties officeooo:rsid="0005d9e1"/>
    </style:style>
    <style:style style:name="T2" style:family="text">
      <style:text-properties officeooo:rsid="0007d5b4"/>
    </style:style>
    <style:style style:name="T3" style:family="text">
      <style:text-properties officeooo:rsid="0008827c"/>
    </style:style>
    <style:style style:name="T4" style:family="text">
      <style:text-properties officeooo:rsid="0009d84c"/>
    </style:style>
    <style:style style:name="T5" style:family="text">
      <style:text-properties officeooo:rsid="000b7fe5"/>
    </style:style>
    <style:style style:name="T6" style:family="text">
      <style:text-properties officeooo:rsid="000d653a"/>
    </style:style>
    <style:style style:name="T7" style:family="text">
      <style:text-properties officeooo:rsid="000eff98"/>
    </style:style>
    <style:style style:name="T8" style:family="text">
      <style:text-properties officeooo:rsid="00106daf"/>
    </style:style>
    <style:style style:name="T9" style:family="text">
      <style:text-properties officeooo:rsid="001250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ob</text:span></text:p>
      <text:p text:style-name="P1"><text:span text:style-name="T1"/></text:p>
      <text:p text:style-name="P2"><text:span text:style-name="T1">An easy to use backup-client for local and remote backups</text:span></text:p>
      <text:p text:style-name="P2"><text:span text:style-name="T1">by Erik Zenker</text:span></text:p>
      <text:p text:style-name="P2"><text:span text:style-name="T1"/></text:p>
      <text:h text:style-name="P9" text:outline-level="1"><text:span text:style-name="T1">Introduction</text:span></text:h>
      <text:p text:style-name="P4"><text:span text:style-name="T1">There are a lot of people I know </text:span><text:span text:style-name="T2">from work, university or even since my childhood using computers <text:s/>or mobile devices in their daily life. And everyone of them produces important documents, no one wants to loose.</text:span></text:p>
      <text:p text:style-name="P4"><text:span text:style-name="T5">T</text:span><text:span text:style-name="T2">here is only one possible solution, you have to carry out some kind of backup. You </text:span><text:span text:style-name="T5">may </text:span><text:span text:style-name="T2">buy some </text:span><text:span text:style-name="T5">external </text:span><text:span text:style-name="T2">storage (usb, </text:span><text:span text:style-name="T5">ssd</text:span><text:span text:style-name="T2"> hd etc.) </text:span><text:span text:style-name="T5">and </text:span><text:span text:style-name="T2">copy your data onto this storage </text:span><text:span text:style-name="T5">by hand</text:span><text:span text:style-name="T2">.</text:span></text:p>
      <text:p text:style-name="P4"><text:span text:style-name="T2">One week passes and </text:span><text:span text:style-name="T5">you copy your new documents onto your external storage by hand again</text:span><text:span text:style-name="T2">. You repeat </text:span><text:span text:style-name="T5">the mentioned </text:span><text:span text:style-name="T2">method </text:span><text:span text:style-name="T5">week by week</text:span><text:span text:style-name="T2"> and get bored, because this is something </text:span><text:span text:style-name="T3">a</text:span><text:span text:style-name="T2"> tool can do for you. I just mention </text:span><text:span text:style-name="T3">U</text:span><text:span text:style-name="T2">nison as a free and easy to use file syncronization and backup tool.</text:span></text:p>
      <text:p text:style-name="P5"><text:span text:style-name="T4">It seems not be a big problem to start a backup tool every week to safe your important data to some external storage, but human beeings are lazy and forgetful. </text:span><text:span text:style-name="T5">The user doesn´t want to press a button every week to start his backup tool</text:span></text:p>
      <text:p text:style-name="P5"><text:span text:style-name="T6">It´s much more comfortable</text:span><text:span text:style-name="T4"> when the backup tool itself copies data at the point of time when the data has changed. </text:span><text:span text:style-name="T6">A</text:span><text:span text:style-name="T4"> famous tool called Dropbox, </text:span><text:span text:style-name="T6">does exactly this kind of life backups, but you have to give away your data to the Dropbox company.</text:span></text:p>
      <text:p text:style-name="P5"><text:span text:style-name="T5">So there exist tools with whom the user don´t have to think about his data and even can forget about <text:s/>his backup solution, because it´s all automatically. </text:span><text:span text:style-name="T6">In cases of data loss, the backup has been done all the time in background and can be used to regain the lost data.</text:span></text:p>
      <text:p text:style-name="P5"><text:span text:style-name="T5">But in terms of privacy, self-determination and open source software, there is some lack of tools and dob wants to fill it. The features of dob are the following:</text:span></text:p>
      <text:list xml:id="list2572885017929831686" text:style-name="L1">
        <text:list-item>
          <text:p text:style-name="P6"><text:span text:style-name="T5">live storage monitoring and backup</text:span></text:p>
        </text:list-item>
        <text:list-item>
          <text:p text:style-name="P6"><text:span text:style-name="T5">local and remote backups</text:span></text:p>
        </text:list-item>
        <text:list-item>
          <text:p text:style-name="P6"><text:span text:style-name="T5">build from open source tools and open protocols</text:span></text:p>
        </text:list-item>
      </text:list>
      <text:h text:style-name="P10" text:outline-level="1"><text:span text:style-name="T6">Setting</text:span></text:h>
      <text:p text:style-name="P7"><text:span text:style-name="T6">Dob is based on three main components. The FileSystemScanner monitors a given path on the filesystem for changes and creates FileSystemEvents. These events will be handled by the EventManager, that decides what kind of actions will be performed on each event. <text:s/>The SyncManager is able to syncronise two storages and will be called by the EventManager.</text:span></text:p>
      <text:p text:style-name="P8"><text:span text:style-name="T8"/></text:p>
      <text:p text:style-name="P7"><text:span text:style-name="T6"/></text:p>
      <text:p text:style-name="P7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4T14:21:00</meta:creation-date>
    <dc:date>2013-08-24T15:43:38</dc:date>
    <meta:editing-duration>PT1H19M46S</meta:editing-duration>
    <meta:editing-cycles>7</meta:editing-cycles>
    <meta:generator>LibreOffice/4.0.4.2$Linux_x86 LibreOffice_project/400m0$Build-2</meta:generator>
    <meta:document-statistic meta:table-count="0" meta:image-count="0" meta:object-count="0" meta:page-count="1" meta:paragraph-count="16" meta:word-count="386" meta:character-count="2135" meta:non-whitespace-character-count="1765"/>
  </office:meta>
</office:document-meta>
</file>